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3000001C0820830B0D41776A1.png" manifest:media-type="image/png"/>
  <manifest:file-entry manifest:full-path="Pictures/10000201000003E3000001C04F7649D5400B8F58.png" manifest:media-type="image/png"/>
  <manifest:file-entry manifest:full-path="Pictures/10000201000003E3000001C09C54BE6F3EE5922A.png" manifest:media-type="image/png"/>
  <manifest:file-entry manifest:full-path="Pictures/10000000000007800000043820FBB6F758AE0A8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_5f_1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HEADER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title" style:list-style-name="L9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outline1" style:list-style-name="L1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ea9e1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ea9e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ea9e1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2ea9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2ea9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2ea9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1" presentation:style-name="pr1" draw:text-style-name="P1" draw:layer="layout" svg:width="23.667cm" svg:height="3.888cm" svg:x="0.866cm" svg:y="6.635cm" presentation:class="title" presentation:placeholder="true" presentation:user-transformed="true">
          <draw:text-box/>
        </draw:frame>
        <draw:frame draw:name="Google Shape;55;p11" presentation:style-name="pr2" draw:text-style-name="P2" draw:layer="layout" svg:width="23.667cm" svg:height="1.422cm" svg:x="0.866cm" svg:y="10.624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60;p12" presentation:style-name="pr4" draw:text-style-name="P4" draw:layer="layout" svg:width="23.667cm" svg:height="2.337cm" svg:x="0.866cm" svg:y="5.975cm" presentation:class="title" presentation:placeholder="true" presentation:user-transformed="true">
          <draw:text-box/>
        </draw:frame>
        <presentation:notes draw:style-name="dp2">
          <draw:page-thumbnail draw:name="Google Shape;57;g9b8060a5bb_0_16:notes" draw:style-name="gr1" draw:layer="layout" svg:width="16.932cm" svg:height="9.524cm" svg:x="1.059cm" svg:y="1.905cm" draw:page-number="2" presentation:class="page"/>
          <draw:frame draw:name="Google Shape;58;g9b8060a5bb_0_1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HEADER_5f_1">
        <draw:frame draw:name="Google Shape;65;p13" presentation:style-name="pr6" draw:text-style-name="P5" draw:layer="layout" svg:width="23.667cm" svg:height="2.337cm" svg:x="0.866cm" svg:y="5.975cm" presentation:class="title" presentation:placeholder="true" presentation:user-transformed="true">
          <draw:text-box/>
        </draw:frame>
        <presentation:notes draw:style-name="dp2">
          <draw:page-thumbnail draw:name="Google Shape;62;g9b8060a5bb_0_25:notes" draw:style-name="gr1" draw:layer="layout" svg:width="16.932cm" svg:height="9.524cm" svg:x="1.059cm" svg:y="1.905cm" draw:page-number="3" presentation:class="page"/>
          <draw:frame draw:name="Google Shape;63;g9b8060a5bb_0_2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0;p14" presentation:style-name="pr8" draw:text-style-name="P6" draw:layer="layout" svg:width="21.433cm" svg:height="1.59cm" svg:x="0.654cm" svg:y="0.601cm" presentation:class="title" presentation:placeholder="true" presentation:user-transformed="true">
          <draw:text-box/>
        </draw:frame>
        <draw:frame draw:name="Google Shape;71;p14" presentation:style-name="pr9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67;g9b8060a5bb_0_20:notes" draw:style-name="gr1" draw:layer="layout" svg:width="16.932cm" svg:height="9.524cm" svg:x="1.059cm" svg:y="1.905cm" draw:page-number="4" presentation:class="page"/>
          <draw:frame draw:name="Google Shape;68;g9b8060a5bb_0_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3T3">
        <draw:frame draw:name="Google Shape;76;p15" presentation:style-name="pr11" draw:text-style-name="P6" draw:layer="layout" svg:width="21.433cm" svg:height="1.59cm" svg:x="0.654cm" svg:y="0.601cm" presentation:class="title" presentation:placeholder="true" presentation:user-transformed="true">
          <draw:text-box/>
        </draw:frame>
        <draw:frame draw:name="Google Shape;77;p15" presentation:style-name="pr12" draw:text-style-name="P8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78;p15" presentation:style-name="pr13" draw:text-style-name="P8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73;g9b8060a5bb_0_29:notes" draw:style-name="gr1" draw:layer="layout" svg:width="16.932cm" svg:height="9.524cm" svg:x="1.059cm" svg:y="1.905cm" draw:page-number="5" presentation:class="page"/>
          <draw:frame draw:name="Google Shape;74;g9b8060a5bb_0_29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TITLE_5f_AND_5f_DESCRIPTION">
        <draw:frame draw:name="Google Shape;83;p16" presentation:style-name="pr15" draw:text-style-name="P9" draw:layer="layout" svg:width="11.236cm" svg:height="4.117cm" svg:x="0.738cm" svg:y="3.425cm" presentation:class="title" presentation:placeholder="true" presentation:user-transformed="true">
          <draw:text-box/>
        </draw:frame>
        <draw:frame draw:name="Google Shape;84;p16" presentation:style-name="pr16" draw:text-style-name="P10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85;p16" presentation:style-name="pr17" draw:text-style-name="P11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80;g9b8060a5bb_0_35:notes" draw:style-name="gr1" draw:layer="layout" svg:width="16.932cm" svg:height="9.524cm" svg:x="1.059cm" svg:y="1.905cm" draw:page-number="6" presentation:class="page"/>
          <draw:frame draw:name="Google Shape;81;g9b8060a5bb_0_35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2ea9e1" draw:end-color="#78cccb" draw:start-intensity="100%" draw:end-intensity="100%" draw:angle="900" draw:border="0%"/>
    <draw:gradient draw:name="msFillGradient_20_1" draw:display-name="msFillGradient 1" draw:style="linear" draw:start-color="#2ea9e1" draw:end-color="#78cccb" draw:start-intensity="100%" draw:end-intensity="100%" draw:angle="900" draw:border="0%"/>
    <draw:fill-image draw:name="msFillBitmap_20_1" draw:display-name="msFillBitmap 1" xlink:href="Pictures/10000000000007800000043820FBB6F758AE0A88.jpg" xlink:type="simple" xlink:show="embed" xlink:actuate="onLoad"/>
    <draw:opacity draw:name="msTransGradient_20_1" draw:display-name="msTransGradient 1" draw:style="linear" draw:start="80%" draw:end="83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gradient" draw:fill-gradient-name="msFillGradient_20_1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gradient" draw:fill-gradient-name="msFillGradient_20_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msFill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CTION_5f_HEADER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7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gradient" draw:fill-gradient-name="msFillGradient_20_1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3.888cm" svg:x="0.866cm" svg:y="6.635cm" presentation:class="title" presentation:placeholder="true" presentation:user-transformed="true">
        <draw:text-box/>
      </draw:frame>
      <draw:frame draw:name="Google Shape;13;p2" draw:style-name="Mgr4" draw:text-style-name="MP6" draw:layer="backgroundobjects" svg:width="8.637cm" svg:height="3.888cm" svg:x="8.381cm" svg:y="2.096cm">
        <draw:image xlink:href="Pictures/10000201000003E3000001C04F7649D5400B8F58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5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6;p3" presentation:style-name="Mpr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17;p3" draw:style-name="Mgr4" draw:text-style-name="MP6" draw:layer="backgroundobjects" svg:width="2.427cm" svg:height="1.092cm" svg:x="22.63cm" svg:y="0.338cm">
        <draw:image xlink:href="Pictures/10000201000003E3000001C0820830B0D41776A1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3">
      <draw:frame draw:name="Google Shape;19;p4" presentation:style-name="SECTION_5f_HEADER_5f_1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0;p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21;p4" draw:style-name="Mgr4" draw:text-style-name="MP6" draw:layer="backgroundobjects" svg:width="2.427cm" svg:height="1.092cm" svg:x="22.63cm" svg:y="0.338cm">
        <draw:image xlink:href="Pictures/10000201000003E3000001C09C54BE6F3EE5922A.png" xlink:type="simple" xlink:show="embed" xlink:actuate="onLoad">
          <text:p/>
        </draw:image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23;p5" presentation:style-name="TITLE_5f_AND_5f_BODY-title" draw:layer="backgroundobjects" svg:width="21.433cm" svg:height="1.59cm" svg:x="0.654cm" svg:y="0.601cm" presentation:class="title" presentation:placeholder="true" presentation:user-transformed="true">
        <draw:text-box/>
      </draw:frame>
      <draw:frame draw:name="Google Shape;24;p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;p5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26;p5" draw:style-name="Mgr4" draw:text-style-name="MP6" draw:layer="backgroundobjects" svg:width="2.427cm" svg:height="1.092cm" svg:x="22.63cm" svg:y="0.338cm">
        <draw:image xlink:href="Pictures/10000201000003E3000001C0820830B0D41776A1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8;p6" presentation:style-name="TITLE_5f_AND_5f_TWO_5f_COLUMNS-title" draw:layer="backgroundobjects" svg:width="21.433cm" svg:height="1.59cm" svg:x="0.654cm" svg:y="0.601cm" presentation:class="title" presentation:placeholder="true" presentation:user-transformed="true">
        <draw:text-box/>
      </draw:frame>
      <draw:frame draw:name="Google Shape;29;p6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30;p6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31;p6" presentation:style-name="Mpr1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32;p6" draw:style-name="Mgr4" draw:text-style-name="MP6" draw:layer="backgroundobjects" svg:width="2.427cm" svg:height="1.092cm" svg:x="22.63cm" svg:y="0.338cm">
        <draw:image xlink:href="Pictures/10000201000003E3000001C0820830B0D41776A1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2;p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3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45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6;p9" presentation:style-name="Mpr1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47;p9" draw:style-name="Mgr4" draw:text-style-name="MP6" draw:layer="backgroundobjects" svg:width="2.427cm" svg:height="1.092cm" svg:x="22.63cm" svg:y="0.338cm">
        <draw:image xlink:href="Pictures/10000201000003E3000001C09C54BE6F3EE5922A.png" xlink:type="simple" xlink:show="embed" xlink:actuate="onLoad">
          <text:p/>
        </draw:image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